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Line_20_Style_20_1" svg:stroke-width="0.051cm" draw:marker-start-width="0.356cm" draw:marker-end-width="0.356cm" draw:fill="none" draw:fill-color="#ccffcc" draw:textarea-vertical-align="middle" fo:padding-top="0.151cm" fo:padding-bottom="0.151cm" fo:padding-left="0.276cm" fo:padding-right="0.276cm" draw:shadow-offset-x="0.203cm" draw:shadow-offset-y="0.2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397cm" svg:x="5.71cm" svg:y="6.307cm">
          <text:p text:style-name="P1">EAF1</text:p>
          <text:p text:style-name="P1">80 M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397cm" svg:x="5.71cm" svg:y="8.366cm">
          <text:p text:style-name="P1">EAF2</text:p>
          <text:p text:style-name="P1">80 M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397cm" svg:x="9.736cm" svg:y="10.806cm">
          <text:p text:style-name="P1">AOD2</text:p>
          <text:p text:style-name="P1">2 M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397cm" svg:x="9.636cm" svg:y="6.35cm">
          <text:p text:style-name="P1">AOD1</text:p>
          <text:p text:style-name="P1">2 M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397cm" svg:x="13.735cm" svg:y="6.334cm">
          <text:p text:style-name="P1">LF1</text:p>
          <text:p text:style-name="P1">2 M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397cm" svg:x="13.762cm" svg:y="8.447cm">
          <text:p text:style-name="P1">LF2</text:p>
          <text:p text:style-name="P1">2 M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397cm" svg:x="17.78cm" svg:y="8.447cm">
          <text:p text:style-name="P1">CC2</text:p>
          <text:p text:style-name="P1">20 M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397cm" svg:x="17.78cm" svg:y="6.307cm">
          <text:p text:style-name="P1">CC1</text:p>
          <text:p text:style-name="P1">20 M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409cm" svg:y1="9.382cm" svg:x2="10.425cm" svg:y2="10.525cm">
          <text:p/>
        </draw:line>
        <draw:line draw:style-name="gr2" draw:text-style-name="P1" draw:layer="layout" svg:x1="13.446cm" svg:y1="9.255cm" svg:x2="12.33cm" svg:y2="10.5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5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2T18:55:55.740210619</meta:creation-date>
    <dc:date>2016-03-03T15:49:07.112423085</dc:date>
    <meta:editing-duration>PT14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